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00ff" draw:textarea-horizontal-align="justify" draw:textarea-vertical-align="middle" draw:auto-grow-height="false" fo:min-height="1.098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-color="#ff00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1.4cm" svg:x="1.301cm" svg:y="0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cm" svg:height="1.4cm" svg:x="0.101cm" svg:y="0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0.587cm" svg:height="0.597cm" draw:transform="rotate (0.785398163397448) translate (0.176859504132231cm 0.576859504132232cm)" svg:viewBox="0 0 588 598" svg:d="M0 316c1131-849 283 282 283 282">
          <text:p/>
        </draw:path>
        <draw:path draw:style-name="gr2" draw:text-style-name="P2" draw:layer="layout" svg:width="0.587cm" svg:height="0.597cm" draw:transform="rotate (2.35619449019234) translate (0.992859504132231cm 1.43914049586777cm)" svg:viewBox="0 0 588 598" svg:d="M588 316c-1131-849-283 282-283 282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ffffff" draw:end-color="#b2b2b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8T16:10:01.449766500</dc:date>
    <meta:editing-duration>P1DT3H1M22S</meta:editing-duration>
    <meta:editing-cycles>86</meta:editing-cycles>
    <meta:generator>LibreOffice/6.3.3.2.0$Linux_X86_64 LibreOffice_project/30$Build-2</meta:generator>
    <meta:document-statistic meta:object-count="4"/>
  </office:meta>
</office:document-meta>
</file>